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Gros_20_titre" style:master-page-name="First_20_Page">
      <style:paragraph-properties fo:margin-top="0cm" fo:margin-bottom="0.21cm" loext:contextual-spacing="false" style:page-number="auto"/>
    </style:style>
    <style:style style:name="P3" style:family="paragraph" style:parent-style-name="Header">
      <style:paragraph-properties fo:text-align="end" style:justify-single-word="false"/>
    </style:style>
    <style:style style:name="P4" style:family="paragraph" style:parent-style-name="Text_20_body">
      <style:paragraph-properties>
        <style:tab-stops>
          <style:tab-stop style:position="12.197cm"/>
        </style:tab-stops>
      </style:paragraph-properties>
      <style:text-properties officeooo:rsid="00023432" officeooo:paragraph-rsid="00023432"/>
    </style:style>
    <style:style style:name="P5" style:family="paragraph" style:parent-style-name="Heading_20_1">
      <style:text-properties officeooo:rsid="00023432" officeooo:paragraph-rsid="00023432"/>
    </style:style>
    <style:style style:name="T1" style:family="text">
      <style:text-properties officeooo:rsid="00023432"/>
    </style:style>
    <style:style style:name="T2" style:family="text">
      <style:text-properties officeooo:rsid="00025333"/>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itle>Declaration of licensing</text:title></text:p>
      <text:p text:style-name="P4"><text:span text:style-name="T2">I hereby declare that I wish to publish under the open source MIT License the code</text:span> <text:span text:style-name="T2">I wrote in the context of my project (whose name is given below) during the academic year</text:span> 2016 <text:span text:style-name="T2">to</text:span> 2017.</text:p>
      <text:h text:style-name="P5" text:outline-level="1">The MIT License</text:h>
      <text:p text:style-name="Text_20_body"><text:bookmark text:name="demo"/>Copyright <text:span text:style-name="T1">2016 – 2017</text:span> &lt;COPYRIGHT HOLDER&gt;</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Manuscrit"><text:span text:style-name="T2">My name: </text:span><text:span text:style-name="Dots"><text:span text:style-name="T1"><text:tab/></text:span></text:span></text:p>
      <text:p text:style-name="Manuscrit"><text:span text:style-name="T2">My project</text:span>: <text:span text:style-name="Dots"><text:tab/></text:span></text:p>
      <text:p text:style-name="Manuscrit">Signa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fo:hyphenation-ladder-count="no-limit" style:page-number="auto"/>
      <style:text-properties fo:language="en" fo:country="US" fo:hyphenate="true" fo:hyphenation-remain-char-count="2" fo:hyphenation-push-char-count="2"/>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Bitstream Vera Sans" fo:font-family="'Bitstream Vera Sans'"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style:text-underline-style="dash"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2pt"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2pt"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12pt" fo:font-weight="normal"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12pt" fo:font-weight="normal"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réé" style:family="paragraph" style:parent-style-name="Salutation" style:next-style-name="Standard" style:class="text">
      <style:paragraph-properties fo:text-align="start" style:justify-single-word="false"/>
      <style:text-properties fo:font-size="10pt"/>
    </style:style>
    <style:style style:name="Gros_20_titre" style:display-name="Gros titre" style:family="paragraph" style:parent-style-name="Title" style:next-style-name="Heading_20_1" style:class="text"/>
    <style:style style:name="Manuscrit" style:family="paragraph" style:parent-style-name="Text_20_body">
      <style:paragraph-properties fo:margin-top="0.6cm" fo:margin-bottom="0.4cm" loext:contextual-spacing="false">
        <style:tab-stops>
          <style:tab-stop style:position="15cm"/>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om" style:family="text">
      <style:text-properties fo:font-variant="small-caps"/>
    </style:style>
    <style:style style:name="Dots" style:family="text">
      <style:text-properties style:text-underline-style="dotte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style style:name="MT1" style:family="text"/>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style:header>
        <text:section text:style-name="MSect1" text:name="Section1">
          <text:p text:style-name="Header"><text:span text:style-name="Nom"/></text:p>
          <text:p text:style-name="MP2"><text:date style:data-style-name="N76" text:date-value="2017-04-05T16:54:08.115087160" text:fixed="true">April 5, 2017</text:date></text:p>
        </text:section>
      </style:head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7-04-05T16:54:08.427731478</meta:creation-date>
    <meta:editing-cycles>2</meta:editing-cycles>
    <meta:editing-duration>PT24S</meta:editing-duration>
    <meta:initial-creator>olivier </meta:initial-creator>
    <dc:title>Declaration of licensing</dc:title>
    <dc:date>2017-04-05T17:25:13.127073680</dc:date>
    <dc:creator>olivier </dc:creator>
    <meta:document-statistic meta:table-count="0" meta:image-count="0" meta:object-count="0" meta:page-count="1" meta:paragraph-count="12" meta:word-count="218" meta:character-count="1331" meta:non-whitespace-character-count="1119"/>
    <meta:user-defined meta:name="Info 1"/>
    <meta:user-defined meta:name="Info 2"/>
    <meta:user-defined meta:name="Info 3"/>
    <meta:user-defined meta:name="Info 4"/>
  </office:meta>
</office:document-meta>
</file>